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A0000000A92BC6A1B.png" manifest:media-type="image/png"/>
  <manifest:file-entry manifest:full-path="Pictures/100000000000059C00000002927DE9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4722in" fo:margin-left="0.0139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6.125in"/>
    </style:style>
    <style:style style:name="Table1.C" style:family="table-column">
      <style:table-column-properties style:column-width="0.0972in"/>
    </style:style>
    <style:style style:name="Table1.1" style:family="table-row">
      <style:table-row-properties style:min-row-height="0.3021in" fo:keep-together="auto"/>
    </style:style>
    <style:style style:name="Table1.A1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1.B1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2" style:family="table-row">
      <style:table-row-properties style:min-row-height="0.3403in" fo:keep-together="auto"/>
    </style:style>
    <style:style style:name="Table1.A2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1.B2" style:family="table-cell">
      <style:table-cell-properties style:vertical-align="top" fo:padding="0in" fo:border="none" style:writing-mode="lr-tb"/>
    </style:style>
    <style:style style:name="Table1.3" style:family="table-row">
      <style:table-row-properties style:min-row-height="0.2604in" fo:keep-together="auto"/>
    </style:style>
    <style:style style:name="Table1.5" style:family="table-row">
      <style:table-row-properties style:min-row-height="0.1354in" fo:keep-together="auto"/>
    </style:style>
    <style:style style:name="Table1.6" style:family="table-row">
      <style:table-row-properties style:min-row-height="0.0938in" fo:keep-together="auto"/>
    </style:style>
    <style:style style:name="Table1.9" style:family="table-row">
      <style:table-row-properties style:min-row-height="0.0833in" fo:keep-together="auto"/>
    </style:style>
    <style:style style:name="Table1.10" style:family="table-row">
      <style:table-row-properties style:min-row-height="0.1042in" fo:keep-together="auto"/>
    </style:style>
    <style:style style:name="Table1.A10" style:family="table-cell">
      <style:table-cell-properties style:vertical-align="top" fo:padding="0in" fo:border-left="none" fo:border-right="1pt solid #ffffff" fo:border-top="none" fo:border-bottom="none" style:writing-mode="lr-tb"/>
    </style:style>
    <style:style style:name="Table2" style:family="table" style:master-page-name="Convert_20_1">
      <style:table-properties style:width="7.8333in" style:page-number="auto" table:align="left" style:writing-mode="lr-tb"/>
    </style:style>
    <style:style style:name="Table2.A" style:family="table-column">
      <style:table-column-properties style:column-width="0.1944in"/>
    </style:style>
    <style:style style:name="Table2.B" style:family="table-column">
      <style:table-column-properties style:column-width="0.5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3.9722in"/>
    </style:style>
    <style:style style:name="Table2.E" style:family="table-column">
      <style:table-column-properties style:column-width="2.0417in"/>
    </style:style>
    <style:style style:name="Table2.F" style:family="table-column">
      <style:table-column-properties style:column-width="0.1875in"/>
    </style:style>
    <style:style style:name="Table2.1" style:family="table-row">
      <style:table-row-properties style:min-row-height="0.3542in" fo:keep-together="auto"/>
    </style:style>
    <style:style style:name="Table2.A1" style:family="table-cell">
      <style:table-cell-properties style:vertical-align="top" fo:padding="0in" fo:border="none" style:writing-mode="lr-tb"/>
    </style:style>
    <style:style style:name="Table2.2" style:family="table-row">
      <style:table-row-properties style:min-row-height="0.3021in" fo:keep-together="auto"/>
    </style:style>
    <style:style style:name="Table2.3" style:family="table-row">
      <style:table-row-properties style:min-row-height="0.2813in" fo:keep-together="auto"/>
    </style:style>
    <style:style style:name="Table2.4" style:family="table-row">
      <style:table-row-properties style:min-row-height="0.2708in" fo:keep-together="auto"/>
    </style:style>
    <style:style style:name="Table2.6" style:family="table-row">
      <style:table-row-properties style:min-row-height="0.1354in" fo:keep-together="auto"/>
    </style:style>
    <style:style style:name="Table2.9" style:family="table-row">
      <style:table-row-properties style:min-row-height="0.1458in" fo:keep-together="auto"/>
    </style:style>
    <style:style style:name="Table2.47" style:family="table-row">
      <style:table-row-properties style:min-row-height="0.2396in" fo:keep-together="auto"/>
    </style:style>
    <style:style style:name="Table2.48" style:family="table-row">
      <style:table-row-properties style:min-row-height="0.3438in" fo:keep-together="auto"/>
    </style:style>
    <style:style style:name="Table2.54" style:family="table-row">
      <style:table-row-properties style:min-row-height="0.1146in" fo:keep-together="auto"/>
    </style:style>
    <style:style style:name="P1" style:family="paragraph" style:parent-style-name="Standard">
      <style:paragraph-properties style:line-height-at-least="0in"/>
    </style:style>
    <style:style style:name="P2" style:family="paragraph" style:parent-style-name="Standard">
      <style:paragraph-properties fo:margin-left="0.0835in" fo:margin-right="0in" style:line-height-at-least="0in"/>
    </style:style>
    <style:style style:name="P3" style:family="paragraph" style:parent-style-name="Standard">
      <style:paragraph-properties fo:margin-left="0.0693in" fo:margin-right="0in" style:line-height-at-least="0in"/>
    </style:style>
    <style:style style:name="P4" style:family="paragraph" style:parent-style-name="Standard">
      <style:paragraph-properties fo:margin-left="0.0764in" fo:margin-right="0in" style:line-height-at-least="0in"/>
    </style:style>
    <style:style style:name="P5" style:family="paragraph" style:parent-style-name="Standard">
      <style:paragraph-properties fo:margin-left="0.0902in" fo:margin-right="0in" style:line-height-at-least="0in"/>
    </style:style>
    <style:style style:name="P6" style:family="paragraph" style:parent-style-name="Standard" style:master-page-name="Convert_20_2">
      <style:paragraph-properties fo:margin-left="0.0972in" fo:margin-right="0in" style:line-height-at-least="0in" style:page-number="auto">
        <style:tab-stops>
          <style:tab-stop style:position="0.5972in"/>
        </style:tab-stops>
      </style:paragraph-properties>
    </style:style>
    <style:style style:name="P7" style:family="paragraph" style:parent-style-name="Standard">
      <style:paragraph-properties style:line-height-at-least="0in" fo:break-before="column"/>
    </style:style>
    <style:style style:name="P8" style:family="paragraph" style:parent-style-name="Standard">
      <style:paragraph-properties fo:margin-left="0.2917in" fo:margin-right="0in" style:line-height-at-least="0in"/>
    </style:style>
    <style:style style:name="P9" style:family="paragraph" style:parent-style-name="Standard" style:master-page-name="Convert_20_3">
      <style:paragraph-properties fo:margin-left="0.2917in" fo:margin-right="0in" style:line-height-at-least="0in" style:page-number="auto"/>
    </style:style>
    <style:style style:name="P10" style:family="paragraph" style:parent-style-name="Standard">
      <style:paragraph-properties fo:margin-left="0.4165in" fo:margin-right="0in" style:line-height-at-least="0in"/>
    </style:style>
    <style:style style:name="P11" style:family="paragraph" style:parent-style-name="Standard">
      <style:paragraph-properties fo:line-height="80%" fo:text-align="end" style:justify-single-word="false"/>
      <style:text-properties style:font-name="Arial" fo:font-size="10.5pt" style:font-name-asian="Arial" style:font-size-asian="10.5pt" style:font-name-complex="Arial"/>
    </style:style>
    <style:style style:name="P12" style:family="paragraph" style:parent-style-name="Standard">
      <style:paragraph-properties fo:margin-left="1.0417in" fo:margin-right="0in" fo:line-height="80%"/>
      <style:text-properties style:font-name="Arial" fo:font-size="10.5pt" style:font-name-asian="Arial" style:font-size-asian="10.5pt" style:font-name-complex="Arial"/>
    </style:style>
    <style:style style:name="P13" style:family="paragraph" style:parent-style-name="Standard">
      <style:paragraph-properties fo:margin-left="2.1945in" fo:margin-right="0in" fo:line-height="78%"/>
      <style:text-properties style:font-name="Arial" fo:font-size="10.5pt" style:font-name-asian="Arial" style:font-size-asian="10.5pt" style:font-name-complex="Arial"/>
    </style:style>
    <style:style style:name="P14" style:family="paragraph" style:parent-style-name="Standard">
      <style:paragraph-properties fo:line-height="0.152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5" style:family="paragraph" style:parent-style-name="Standard">
      <style:paragraph-properties fo:line-height="0.0138in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6" style:family="paragraph" style:parent-style-name="Standard">
      <style:paragraph-properties style:line-height-at-least="0in" style:snap-to-layout-grid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17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18" style:family="paragraph" style:parent-style-name="Standard">
      <style:paragraph-properties fo:line-height="0.0484in"/>
      <style:text-properties style:font-name="Times New Roman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2465in"/>
      <style:text-properties style:font-name="Times New Roman" fo:font-size="12pt" style:font-name-asian="Times New Roman" style:font-size-asian="12pt" style:font-name-complex="Times New Roman"/>
    </style:style>
    <style:style style:name="P22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 style:text-scale="97%"/>
    </style:style>
    <style:style style:name="P23" style:family="paragraph" style:parent-style-name="Standard">
      <style:paragraph-properties fo:line-height="0.0898in"/>
      <style:text-properties style:font-name="Times New Roman" fo:font-size="12pt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1417in"/>
      <style:text-properties style:font-name="Times New Roman" fo:font-size="12pt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152in"/>
      <style:text-properties style:font-name="Times New Roman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style:line-height-at-least="0in" style:snap-to-layout-grid="false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/>
    </style:style>
    <style:style style:name="P27" style:family="paragraph" style:parent-style-name="Standard">
      <style:paragraph-properties style:line-height-at-least="0in" style:snap-to-layout-grid="false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text-scale="96%"/>
    </style:style>
    <style:style style:name="P28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line-height="0.1in"/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line-height="0.1138in"/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line-height="0.1252in"/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line-height="0.2126in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line-height="0.128in"/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line-height="0.1874in"/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line-height="0.1382in"/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line-height="0.1465in"/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line-height="0.1457in"/>
      <style:text-properties style:font-name="Times New Roman" style:font-name-asian="Times New Roman" style:font-name-complex="Times New Roman"/>
    </style:style>
    <style:style style:name="P38" style:family="paragraph" style:parent-style-name="Standard">
      <style:paragraph-properties fo:line-height="0.1417in"/>
      <style:text-properties style:font-name="Times New Roman" style:font-name-asian="Times New Roman" style:font-name-complex="Times New Roman"/>
    </style:style>
    <style:style style:name="P39" style:family="paragraph" style:parent-style-name="Standard">
      <style:paragraph-properties fo:line-height="0.1362in"/>
      <style:text-properties style:font-name="Times New Roman" style:font-name-asian="Times New Roman" style:font-name-complex="Times New Roman"/>
    </style:style>
    <style:style style:name="P40" style:family="paragraph" style:parent-style-name="Standard">
      <style:paragraph-properties fo:line-height="0.1138in"/>
      <style:text-properties style:font-name="Times New Roman" fo:font-size="10.5pt" style:font-name-asian="Times New Roman" style:font-size-asian="10.5pt" style:font-name-complex="Times New Roman"/>
    </style:style>
    <style:style style:name="P41" style:family="paragraph" style:parent-style-name="Standard">
      <style:paragraph-properties fo:line-height="0.111in"/>
      <style:text-properties style:font-name="Times New Roman" fo:font-size="10.5pt" style:font-name-asian="Times New Roman" style:font-size-asian="10.5pt" style:font-name-complex="Times New Roman"/>
    </style:style>
    <style:style style:name="P42" style:family="paragraph" style:parent-style-name="Standard">
      <style:paragraph-properties fo:line-height="0.1035in"/>
      <style:text-properties style:font-name="Times New Roman" fo:font-size="10.5pt" style:font-name-asian="Times New Roman" style:font-size-asian="10.5pt" style:font-name-complex="Times New Roman"/>
    </style:style>
    <style:style style:name="P43" style:family="paragraph" style:parent-style-name="Standard">
      <style:paragraph-properties fo:line-height="0.0138in"/>
      <style:text-properties style:font-name="Times New Roman" fo:font-size="10.5pt" fo:font-weight="bold" style:font-name-asian="Times New Roman" style:font-size-asian="10.5pt" style:font-weight-asian="bold" style:font-name-complex="Times New Roman"/>
    </style:style>
    <style:style style:name="P44" style:family="paragraph" style:parent-style-name="Standard">
      <style:paragraph-properties fo:line-height="0.1354in"/>
      <style:text-properties style:font-name="Times New Roman" fo:font-size="10.5pt" fo:font-weight="bold" style:font-name-asian="Times New Roman" style:font-size-asian="10.5pt" style:font-weight-asian="bold" style:font-name-complex="Times New Roman"/>
    </style:style>
    <style:style style:name="P45" style:family="paragraph" style:parent-style-name="Standard">
      <style:paragraph-properties style:line-height-at-least="0in" style:snap-to-layout-grid="false"/>
      <style:text-properties style:font-name="Times New Roman" fo:font-size="8pt" style:font-name-asian="Times New Roman" style:font-size-asian="8pt" style:font-name-complex="Times New Roman"/>
    </style:style>
    <style:style style:name="P46" style:family="paragraph" style:parent-style-name="Standard">
      <style:paragraph-properties style:line-height-at-least="0in" style:snap-to-layout-grid="false"/>
      <style:text-properties style:font-name="Times New Roman" fo:font-size="8pt" style:font-name-asian="Times New Roman" style:font-size-asian="8pt" style:font-name-complex="Times New Roman" style:text-scale="97%"/>
    </style:style>
    <style:style style:name="P47" style:family="paragraph" style:parent-style-name="Standard">
      <style:paragraph-properties style:line-height-at-least="0in" style:snap-to-layout-grid="false"/>
      <style:text-properties style:font-name="Times New Roman" fo:font-size="5.5pt" style:font-name-asian="Times New Roman" style:font-size-asian="5.5pt" style:font-name-complex="Times New Roman"/>
    </style:style>
    <style:style style:name="P48" style:family="paragraph" style:parent-style-name="Standard">
      <style:paragraph-properties style:line-height-at-least="0in" style:snap-to-layout-grid="false"/>
      <style:text-properties style:font-name="Times New Roman" fo:font-size="5pt" style:font-name-asian="Times New Roman" style:font-size-asian="5pt" style:font-name-complex="Times New Roman"/>
    </style:style>
    <style:style style:name="P49" style:family="paragraph" style:parent-style-name="Standard">
      <style:paragraph-properties style:line-height-at-least="0in" style:snap-to-layout-grid="false"/>
      <style:text-properties style:font-name="Times New Roman" fo:font-size="6.5pt" style:font-name-asian="Times New Roman" style:font-size-asian="6.5pt" style:font-name-complex="Times New Roman"/>
    </style:style>
    <style:style style:name="P50" style:family="paragraph" style:parent-style-name="Standard">
      <style:paragraph-properties style:line-height-at-least="0in" style:snap-to-layout-grid="false"/>
      <style:text-properties style:font-name="Times New Roman" fo:font-size="9pt" style:font-name-asian="Times New Roman" style:font-size-asian="9pt" style:font-name-complex="Times New Roman"/>
    </style:style>
    <style:style style:name="P51" style:family="paragraph" style:parent-style-name="Standard">
      <style:paragraph-properties style:line-height-at-least="0in" style:snap-to-layout-grid="false"/>
      <style:text-properties style:font-name="Times New Roman" fo:font-size="7pt" style:font-name-asian="Times New Roman" style:font-size-asian="7pt" style:font-name-complex="Times New Roman"/>
    </style:style>
    <style:style style:name="P52" style:family="paragraph" style:parent-style-name="Standard">
      <style:paragraph-properties fo:line-height="0.0138in"/>
      <style:text-properties style:font-name="Times New Roman" fo:font-size="7pt" style:font-name-asian="Times New Roman" style:font-size-asian="7pt" style:font-name-complex="Times New Roman"/>
    </style:style>
    <style:style style:name="P53" style:family="paragraph" style:parent-style-name="Standard">
      <style:paragraph-properties fo:line-height="0.222in"/>
      <style:text-properties style:font-name="Times New Roman" fo:font-size="14.5pt" fo:font-weight="bold" style:font-name-asian="Times New Roman" style:font-size-asian="14.5pt" style:font-weight-asian="bold" style:font-name-complex="Times New Roman"/>
    </style:style>
    <style:style style:name="P54" style:family="paragraph" style:parent-style-name="Standard">
      <style:paragraph-properties fo:line-height="0.0138in"/>
      <style:text-properties style:font-name="Times New Roman" fo:font-size="13.5pt" fo:font-weight="bold" style:font-name-asian="Times New Roman" style:font-size-asian="13.5pt" style:font-weight-asian="bold" style:font-name-complex="Times New Roman"/>
    </style:style>
    <style:style style:name="P55" style:family="paragraph" style:parent-style-name="Standard">
      <style:paragraph-properties fo:line-height="0.139in"/>
      <style:text-properties style:font-name="Times New Roman" fo:font-size="11.5pt" style:font-name-asian="Times New Roman" style:font-size-asian="11.5pt" style:font-name-complex="Times New Roman"/>
    </style:style>
    <style:style style:name="P56" style:family="paragraph" style:parent-style-name="Standard">
      <style:paragraph-properties fo:line-height="0.0138in"/>
      <style:text-properties style:font-name="Times New Roman" fo:font-size="11.5pt" style:font-name-asian="Times New Roman" style:font-size-asian="11.5pt" style:font-name-complex="Times New Roman"/>
    </style:style>
    <style:style style:name="P57" style:family="paragraph" style:parent-style-name="Standard">
      <style:paragraph-properties fo:margin-left="0.0764in" fo:margin-right="0in" fo:line-height="0.1457in"/>
    </style:style>
    <style:style style:name="P58" style:family="paragraph" style:parent-style-name="Standard">
      <style:paragraph-properties fo:margin-left="0.0693in" fo:margin-right="0in" fo:line-height="0.1457in"/>
    </style:style>
    <style:style style:name="P59" style:family="paragraph" style:parent-style-name="Standard">
      <style:paragraph-properties fo:margin-left="0.0902in" fo:margin-right="0in" fo:line-height="0.1457in"/>
    </style:style>
    <style:style style:name="P60" style:family="paragraph" style:parent-style-name="Standard">
      <style:paragraph-properties fo:line-height="82%"/>
    </style:style>
    <style:style style:name="P61" style:family="paragraph" style:parent-style-name="Standard">
      <style:paragraph-properties fo:line-height="96%">
        <style:tab-stops>
          <style:tab-stop style:position="2.361in"/>
        </style:tab-stops>
      </style:paragraph-properties>
    </style:style>
    <style:style style:name="P62" style:family="paragraph" style:parent-style-name="Standard">
      <style:paragraph-properties fo:line-height="91%">
        <style:tab-stops>
          <style:tab-stop style:position="1.1945in"/>
        </style:tab-stops>
      </style:paragraph-properties>
    </style:style>
    <style:style style:name="P63" style:family="paragraph" style:parent-style-name="Standard">
      <style:paragraph-properties fo:margin-right="0.5138in" fo:line-height="157%"/>
    </style:style>
    <style:style style:name="P64" style:family="paragraph" style:parent-style-name="Standard">
      <style:paragraph-properties fo:margin-right="0.0138in" fo:line-height="170%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fo:font-size="18pt" fo:font-weight="bold" style:font-name-asian="Arial" style:font-size-asian="18pt" style:font-weight-asian="bold" style:font-name-complex="Arial"/>
    </style:style>
    <style:style style:name="T3" style:family="text">
      <style:text-properties style:font-name="Arial" fo:font-size="12pt" style:font-name-asian="Arial" style:font-size-asian="12pt" style:font-name-complex="Arial"/>
    </style:style>
    <style:style style:name="T4" style:family="text">
      <style:text-properties style:font-name="Arial" fo:font-size="10.5pt" style:font-name-asian="Arial" style:font-size-asian="10.5pt" style:font-name-complex="Arial"/>
    </style:style>
    <style:style style:name="T5" style:family="text">
      <style:text-properties style:font-name="Arial" fo:font-size="10.5pt" style:font-name-asian="Arial" style:font-size-asian="10.5pt" style:font-name-complex="Arial" style:text-scale="97%"/>
    </style:style>
    <style:style style:name="T6" style:family="text">
      <style:text-properties style:font-name="Arial" fo:font-size="10.5pt" style:font-name-asian="Arial" style:font-size-asian="10.5pt" style:font-name-complex="Arial" style:text-scale="96%"/>
    </style:style>
    <style:style style:name="T7" style:family="text">
      <style:text-properties style:font-name="Arial" fo:font-size="10.5pt" fo:font-weight="bold" style:font-name-asian="Arial" style:font-size-asian="10.5pt" style:font-weight-asian="bold" style:font-name-complex="Arial"/>
    </style:style>
    <style:style style:name="T8" style:family="text">
      <style:text-properties style:font-name="Arial" fo:font-size="10.5pt" fo:font-style="italic" fo:font-weight="bold" style:font-name-asian="Arial" style:font-size-asian="10.5pt" style:font-style-asian="italic" style:font-weight-asian="bold" style:font-name-complex="Arial"/>
    </style:style>
    <style:style style:name="T9" style:family="text">
      <style:text-properties style:font-name="Arial" fo:font-size="10.5pt" fo:font-style="italic" fo:font-weight="bold" style:font-name-asian="Arial" style:font-size-asian="10.5pt" style:font-style-asian="italic" style:font-weight-asian="bold" style:font-name-complex="Arial" style:text-scale="96%"/>
    </style:style>
    <style:style style:name="T10" style:family="text">
      <style:text-properties style:font-name="Arial" fo:font-size="15pt" fo:font-weight="bold" style:font-name-asian="Arial" style:font-size-asian="15pt" style:font-weight-asian="bold" style:font-name-complex="Arial"/>
    </style:style>
    <style:style style:name="T11" style:family="text">
      <style:text-properties style:font-name="Arial" fo:font-weight="bold" style:font-name-asian="Arial" style:font-weight-asian="bold" style:font-name-complex="Arial"/>
    </style:style>
    <style:style style:name="T12" style:family="text">
      <style:text-properties style:font-name="Arial" fo:font-size="9.5pt" style:font-name-asian="Arial" style:font-size-asian="9.5pt" style:font-name-complex="Arial"/>
    </style:style>
    <style:style style:name="T13" style:family="text">
      <style:text-properties style:font-name="Arial" fo:font-size="14.5pt" fo:font-weight="bold" style:font-name-asian="Arial" style:font-size-asian="14.5pt" style:font-weight-asian="bold" style:font-name-complex="Arial"/>
    </style:style>
    <style:style style:name="T14" style:family="text">
      <style:text-properties style:font-name="Arial" fo:font-size="13.5pt" fo:font-weight="bold" style:font-name-asian="Arial" style:font-size-asian="13.5pt" style:font-weight-asian="bold" style:font-name-complex="Arial"/>
    </style:style>
    <style:style style:name="T15" style:family="text">
      <style:text-properties style:font-name="Arial" fo:font-size="11.5pt" style:font-name-asian="Arial" style:font-size-asian="11.5pt" style:font-name-complex="Arial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style:font-name="Times New Roman" fo:font-size="12pt" style:font-name-asian="Times New Roman" style:font-size-asian="12pt" style:font-name-complex="Times New Roman"/>
    </style:style>
    <style:style style:name="T18" style:family="text">
      <style:text-properties style:font-name="Times New Roman" fo:font-size="8pt" style:font-name-asian="Times New Roman" style:font-size-asian="8pt" style:font-name-complex="Times New Roman"/>
    </style:style>
    <style:style style:name="T19" style:family="text">
      <style:text-properties style:font-name="Times New Roman" fo:font-size="5.5pt" style:font-name-asian="Times New Roman" style:font-size-asian="5.5pt" style:font-name-complex="Times New Roman"/>
    </style:style>
    <style:style style:name="T20" style:family="text">
      <style:text-properties style:font-name="Times New Roman" fo:font-size="9pt" style:font-name-asian="Times New Roman" style:font-size-asian="9pt" style:font-name-complex="Times New Roman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>
          <style:column style:rel-width="2060*" fo:start-indent="0in" fo:end-indent="0.111in"/>
          <style:column style:rel-width="5760*" fo:start-indent="0.111in" fo:end-indent="0.0972in"/>
          <style:column style:rel-width="2260*" fo:start-indent="0.0972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text:span text:style-name="T2">Project Development Phase</text:span></text:p>
      <text:p text:style-name="P14"/>
      <text:p text:style-name="P1"><text:span text:style-name="T3">Model Performance Test</text:span></text:p>
      <text:p text:style-name="P17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4">Field</text:span></text:p>
          </table:table-cell>
          <table:table-cell table:style-name="Table1.B1" office:value-type="string">
            <text:p text:style-name="P2"><text:span text:style-name="T4">Details</text:span></text:p>
          </table:table-cell>
          <table:table-cell table:style-name="Table1.B1" office:value-type="string">
            <text:p text:style-name="P19"/>
          </table:table-cell>
        </table:table-row>
        <table:table-row table:style-name="Table1.2">
          <table:table-cell table:style-name="Table1.A2" office:value-type="string">
            <text:p text:style-name="P2"><text:span text:style-name="T4">Date</text:span></text:p>
          </table:table-cell>
          <table:table-cell table:style-name="Table1.B2" office:value-type="string">
            <text:p text:style-name="P2"><text:span text:style-name="T4">28 June 2025</text:span></text:p>
          </table:table-cell>
          <table:table-cell table:style-name="Table1.B2" office:value-type="string">
            <text:p text:style-name="P19"/>
          </table:table-cell>
        </table:table-row>
        <table:table-row table:style-name="Table1.3">
          <table:table-cell table:style-name="Table1.A1" office:value-type="string">
            <text:p text:style-name="P2"><text:span text:style-name="T4">Team ID</text:span></text:p>
          </table:table-cell>
          <table:table-cell table:style-name="Table1.B1" office:value-type="string">
            <text:p text:style-name="P2"><text:span text:style-name="T4">LTVIP2025TMID45560</text:span></text:p>
          </table:table-cell>
          <table:table-cell table:style-name="Table1.B1" office:value-type="string">
            <text:p text:style-name="P19"/>
          </table:table-cell>
        </table:table-row>
        <table:table-row table:style-name="Table1.2">
          <table:table-cell table:style-name="Table1.A2" table:number-rows-spanned="2" office:value-type="string">
            <text:p text:style-name="P2"><text:span text:style-name="T4">Project Name</text:span></text:p>
          </table:table-cell>
          <table:table-cell table:style-name="Table1.B2" office:value-type="string">
            <text:p text:style-name="P2"><text:span text:style-name="T4">Revolutionizing Liver Care: Predicting Liver Cirrhosis using Advanced Machine Learning</text:span></text:p>
          </table:table-cell>
          <table:table-cell table:style-name="Table1.B2" office:value-type="string">
            <text:p text:style-name="P19"/>
          </table:table-cell>
        </table:table-row>
        <table:table-row table:style-name="Table1.5">
          <table:covered-table-cell table:style-name="Table1.A2"/>
          <table:table-cell table:style-name="Table1.B2" table:number-rows-spanned="2" office:value-type="string">
            <text:p text:style-name="P2"><text:span text:style-name="T4">Techniques</text:span></text:p>
          </table:table-cell>
          <table:table-cell table:style-name="Table1.B2" office:value-type="string">
            <text:p text:style-name="P45"/>
          </table:table-cell>
        </table:table-row>
        <table:table-row table:style-name="Table1.6">
          <table:table-cell table:style-name="Table1.A1" office:value-type="string">
            <text:p text:style-name="P47"/>
          </table:table-cell>
          <table:covered-table-cell table:style-name="Table1.B2"/>
          <table:table-cell table:style-name="Table1.B1" office:value-type="string">
            <text:p text:style-name="P47"/>
          </table:table-cell>
        </table:table-row>
        <table:table-row table:style-name="Table1.2">
          <table:table-cell table:style-name="Table1.A2" office:value-type="string">
            <text:p text:style-name="P2"><text:span text:style-name="T4">Maximum</text:span></text:p>
          </table:table-cell>
          <table:table-cell table:style-name="Table1.B2" table:number-rows-spanned="2" office:value-type="string">
            <text:p text:style-name="P2"><text:span text:style-name="T4">10 Marks</text:span></text:p>
          </table:table-cell>
          <table:table-cell table:style-name="Table1.B2" office:value-type="string">
            <text:p text:style-name="P19"/>
          </table:table-cell>
        </table:table-row>
        <table:table-row table:style-name="Table1.5">
          <table:table-cell table:style-name="Table1.A2" table:number-rows-spanned="2" office:value-type="string">
            <text:p text:style-name="P2"><text:span text:style-name="T4">Marks</text:span></text:p>
          </table:table-cell>
          <table:covered-table-cell table:style-name="Table1.B2"/>
          <table:table-cell table:style-name="Table1.B2" office:value-type="string">
            <text:p text:style-name="P45"/>
          </table:table-cell>
        </table:table-row>
        <table:table-row table:style-name="Table1.9">
          <table:covered-table-cell table:style-name="Table1.A2"/>
          <table:table-cell table:style-name="Table1.B2" office:value-type="string">
            <text:p text:style-name="P48"/>
          </table:table-cell>
          <table:table-cell table:style-name="Table1.B2" office:value-type="string">
            <text:p text:style-name="P48"/>
          </table:table-cell>
        </table:table-row>
        <table:table-row table:style-name="Table1.10">
          <table:table-cell table:style-name="Table1.A10" office:value-type="string">
            <text:p text:style-name="P49"/>
          </table:table-cell>
          <table:table-cell table:style-name="Table1.B2" office:value-type="string">
            <text:p text:style-name="P49"/>
          </table:table-cell>
          <table:table-cell table:style-name="Table1.B2" office:value-type="string">
            <text:p text:style-name="P49"/>
          </table:table-cell>
        </table:table-row>
      </table:table>
      <text:p text:style-name="P20"/>
      <text:p text:style-name="P21"/>
      <text:p text:style-name="P1"><text:span text:style-name="T10">Model Performance Testing: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9"><text:bookmark text:name="page2"/></text:p>
          </table:table-cell>
          <table:table-cell table:style-name="Table2.A1" office:value-type="string">
            <text:p text:style-name="P3"><text:span text:style-name="T7">S.No.</text:span></text:p>
          </table:table-cell>
          <table:table-cell table:style-name="Table2.A1" office:value-type="string">
            <text:p text:style-name="P2"><text:span text:style-name="T7">Parameter</text:span></text:p>
          </table:table-cell>
          <table:table-cell table:style-name="Table2.A1" office:value-type="string">
            <text:p text:style-name="P4"><text:span text:style-name="T7">Values</text:span></text:p>
          </table:table-cell>
          <table:table-cell table:style-name="Table2.A1" office:value-type="string">
            <text:p text:style-name="P5"><text:span text:style-name="T7">Screenshot</text:span></text:p>
          </table:table-cell>
          <table:table-cell table:style-name="Table2.A1" office:value-type="string">
            <text:p text:style-name="P16"/>
          </table:table-cell>
        </table:table-row>
        <table:table-row table:style-name="Table2.2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4">Best Performing Model: XGBoost Classifier&lt;br/&gt;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3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4">&lt;br/&gt;Model Architecture:&lt;br/&gt;• Algorithm: Extreme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4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4">Gradient Boosting&lt;br/&gt;• Number of Estimators: 200&lt;br/&gt;•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3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4">Max Depth: 5&lt;br/&gt;• Learning Rate: 0.1&lt;br/&gt;• Subsample:</text:span></text:p>
          </table:table-cell>
          <table:table-cell table:style-name="Table2.A1" table:number-rows-spanned="2" office:value-type="string">
            <text:p text:style-name="P5"><text:span text:style-name="T4">[Include screenshots of:&lt;br/&gt;-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4"><text:span text:style-name="T4">0.9&lt;br/&gt;&lt;br/&gt;Dataset Information:&lt;br/&gt;• Total Samples:</text:span></text:p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table:number-rows-spanned="2" office:value-type="string">
            <text:p text:style-name="P5"><text:span text:style-name="T4">Model architecture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9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7"><text:span text:style-name="T4">[Insert your dataset size]&lt;br/&gt;• Features: 8 clinical</text:span></text:p>
          </table:table-cell>
          <table:table-cell table:style-name="Table2.A1" table:number-rows-spanned="2" office:value-type="string">
            <text:p text:style-name="P5"><text:span text:style-name="T4">diagram&lt;br/&gt;- Feature</text:span></text:p>
          </table:table-cell>
          <table:table-cell table:style-name="Table2.A1" office:value-type="string">
            <text:p text:style-name="P50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4"><text:span text:style-name="T5">parameters&lt;br/&gt;• Target Classes: 2 (Cirrhosis: Yes/No)&lt;br/&gt;•</text:span></text:p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2"><text:span text:style-name="T4">Model</text:span></text:p>
          </table:table-cell>
          <table:covered-table-cell table:style-name="Table2.A1"/>
          <table:table-cell table:style-name="Table2.A1" table:number-rows-spanned="2" office:value-type="string">
            <text:p text:style-name="P5"><text:span text:style-name="T4">importance plot&lt;br/&gt;-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9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8"><text:span text:style-name="T4">1.</text:span></text:p>
          </table:table-cell>
          <table:table-cell table:style-name="Table2.A1" table:number-rows-spanned="2" office:value-type="string">
            <text:p text:style-name="P2"><text:span text:style-name="T4">Summary</text:span></text:p>
          </table:table-cell>
          <table:table-cell table:style-name="Table2.A1" office:value-type="string">
            <text:p text:style-name="P57"><text:span text:style-name="T4">Train-Test Split: 80%-20%&lt;br/&gt;&lt;br/&gt;Key Features Used:</text:span></text:p>
          </table:table-cell>
          <table:table-cell table:style-name="Table2.A1" table:number-rows-spanned="2" office:value-type="string">
            <text:p text:style-name="P5"><text:span text:style-name="T4">Dataset information&lt;br/&gt;-</text:span></text:p>
          </table:table-cell>
          <table:table-cell table:style-name="Table2.A1" office:value-type="string">
            <text:p text:style-name="P50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table:number-rows-spanned="2" office:value-type="string">
            <text:p text:style-name="P4"><text:span text:style-name="T4">&lt;br/&gt;• Age, Gender&lt;br/&gt;• Bilirubin levels&lt;br/&gt;• Albumin</text:span></text:p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table:number-rows-spanned="2" office:value-type="string">
            <text:p text:style-name="P5"><text:span text:style-name="T4">Model comparison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4"><text:span text:style-name="T4">levels&lt;br/&gt;• Hemoglobin levels&lt;br/&gt;• Liver enzyme</text:span></text:p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9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table:number-rows-spanned="2" office:value-type="string">
            <text:p text:style-name="P4"><text:span text:style-name="T4">levels&lt;br/&gt;• Prothrombin time&lt;br/&gt;• Other clinical</text:span></text:p>
          </table:table-cell>
          <table:table-cell table:style-name="Table2.A1" office:value-type="string">
            <text:p text:style-name="P59"><text:span text:style-name="T4">chart&lt;br/&gt;- XGBoost</text:span></text:p>
          </table:table-cell>
          <table:table-cell table:style-name="Table2.A1" office:value-type="string">
            <text:p text:style-name="P50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table:number-rows-spanned="2" office:value-type="string">
            <text:p text:style-name="P5"><text:span text:style-name="T4">parameters]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4"><text:span text:style-name="T4">parameters&lt;br/&gt;&lt;br/&gt;Model Comparison Results:&lt;br/&gt;•</text:span></text:p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3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4">Logistic Regression: 84.0%&lt;br/&gt;• KNN: 80.5%&lt;br/&gt;• SVM: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4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4">85.2%&lt;br/&gt;• Random Forest: 88.6%&lt;br/&gt;• XGBoost: 90.1%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3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4">(Selected)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2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4">Training Accuracy: 92.3%&lt;br/&gt;</text:span><text:span text:style-name="T8">High training accuracy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19"/>
          </table:table-cell>
        </table:table-row>
        <table:table-row table:style-name="Table2.4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8">indicating good model learning</text:span><text:span text:style-name="T4">&lt;br/&gt;&lt;br/&gt;Validation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3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6">Accuracy: 90.1%&lt;br/&gt;</text:span><text:span text:style-name="T9">Close to training accuracy, indicating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9"/>
          </table:table-cell>
        </table:table-row>
        <table:table-row table:style-name="Table2.4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8">good generalization</text:span><text:span text:style-name="T4">&lt;br/&gt;&lt;br/&gt;Detailed Performance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9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table:number-rows-spanned="2" office:value-type="string">
            <text:p text:style-name="P4"><text:span text:style-name="T4">Metrics:&lt;br/&gt;• Precision: 89.0% - High precision reduces</text:span></text:p>
          </table:table-cell>
          <table:table-cell table:style-name="Table2.A1" office:value-type="string">
            <text:p text:style-name="P59"><text:span text:style-name="T4">[Include screenshots of:&lt;br/&gt;-</text:span></text:p>
          </table:table-cell>
          <table:table-cell table:style-name="Table2.A1" office:value-type="string">
            <text:p text:style-name="P50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table:number-rows-spanned="2" office:value-type="string">
            <text:p text:style-name="P5"><text:span text:style-name="T4">Training vs Validation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4"><text:span text:style-name="T4">false positives&lt;br/&gt;• Recall: 90.7% - High recall captures</text:span></text:p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table:number-rows-spanned="2" office:value-type="string">
            <text:p text:style-name="P5"><text:span text:style-name="T4">accuracy plot&lt;br/&gt;-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9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7"><text:span text:style-name="T4">most cirrhosis cases&lt;br/&gt;• F1-Score: 89.8% - Balanced</text:span></text:p>
          </table:table-cell>
          <table:table-cell table:style-name="Table2.A1" table:number-rows-spanned="2" office:value-type="string">
            <text:p text:style-name="P5"><text:span text:style-name="T4">Confusion matrix&lt;br/&gt;- ROC</text:span></text:p>
          </table:table-cell>
          <table:table-cell table:style-name="Table2.A1" office:value-type="string">
            <text:p text:style-name="P50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3"><text:span text:style-name="T4">2.</text:span></text:p>
          </table:table-cell>
          <table:table-cell table:style-name="Table2.A1" table:number-rows-spanned="2" office:value-type="string">
            <text:p text:style-name="P2"><text:span text:style-name="T4">Accuracy</text:span></text:p>
          </table:table-cell>
          <table:table-cell table:style-name="Table2.A1" table:number-rows-spanned="2" office:value-type="string">
            <text:p text:style-name="P4"><text:span text:style-name="T4">precision-recall performance&lt;br/&gt;• Specificity: 88.5% -</text:span></text:p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covered-table-cell table:style-name="Table2.A1"/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5"><text:span text:style-name="T4">curve with AUC score&lt;br/&gt;-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9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7"><text:span text:style-name="T4">Good at identifying non-cirrhosis cases&lt;br/&gt;&lt;br/&gt;Cross-</text:span></text:p>
          </table:table-cell>
          <table:table-cell table:style-name="Table2.A1" table:number-rows-spanned="2" office:value-type="string">
            <text:p text:style-name="P5"><text:span text:style-name="T4">Precision-Recall curve&lt;br/&gt;-</text:span></text:p>
          </table:table-cell>
          <table:table-cell table:style-name="Table2.A1" office:value-type="string">
            <text:p text:style-name="P50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4"><text:span text:style-name="T4">Validation Results:&lt;br/&gt;• 5-Fold CV Average: 89.6%&lt;br/&gt;•</text:span></text:p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table:number-rows-spanned="2" office:value-type="string">
            <text:p text:style-name="P5"><text:span text:style-name="T4">Cross-validation results&lt;br/&gt;-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4"><text:span text:style-name="T4">Standard Deviation: ±1.2%&lt;br/&gt;• Consistent performance</text:span></text:p>
          </table:table-cell>
          <table:covered-table-cell table:style-name="Table2.A1"/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9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table:number-rows-spanned="2" office:value-type="string">
            <text:p text:style-name="P4"><text:span text:style-name="T4">across folds&lt;br/&gt;&lt;br/&gt;Confusion Matrix Results:&lt;br/&gt;•</text:span></text:p>
          </table:table-cell>
          <table:table-cell table:style-name="Table2.A1" office:value-type="string">
            <text:p text:style-name="P59"><text:span text:style-name="T4">Classification report]</text:span></text:p>
          </table:table-cell>
          <table:table-cell table:style-name="Table2.A1" office:value-type="string">
            <text:p text:style-name="P50"/>
          </table:table-cell>
        </table:table-row>
        <table:table-row table:style-name="Table2.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covered-table-cell table:style-name="Table2.A1"/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4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5">True Positives: [Insert TP value]&lt;br/&gt;• True Negatives: [Insert</text:span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19"/>
          </table:table-cell>
        </table:table-row>
        <table:table-row table:style-name="Table2.3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5">TN value]&lt;br/&gt;• False Positives: [Insert FP value]&lt;br/&gt;• False</text:span>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19"/>
          </table:table-cell>
        </table:table-row>
        <table:table-row table:style-name="Table2.47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4">Negatives: [Insert FN value]</text:span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48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"><text:span text:style-name="T4">3.</text:span></text:p>
          </table:table-cell>
          <table:table-cell table:style-name="Table2.A1" office:value-type="string">
            <text:p text:style-name="P2"><text:span text:style-name="T4">Fine</text:span></text:p>
          </table:table-cell>
          <table:table-cell table:style-name="Table2.A1" office:value-type="string">
            <text:p text:style-name="P4"><text:span text:style-name="T4">Hyperparameter Optimization Results:&lt;br/&gt;&lt;br/&gt;Before</text:span></text:p>
          </table:table-cell>
          <table:table-cell table:style-name="Table2.A1" office:value-type="string">
            <text:p text:style-name="P5"><text:span text:style-name="T4">[Include screenshots of:&lt;br/&gt;-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4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"><text:span text:style-name="T4">Tuning</text:span></text:p>
          </table:table-cell>
          <table:table-cell table:style-name="Table2.A1" office:value-type="string">
            <text:p text:style-name="P4"><text:span text:style-name="T4">Fine-tuning:&lt;br/&gt;• Initial Accuracy: 87.4%&lt;br/&gt;• Default</text:span></text:p>
          </table:table-cell>
          <table:table-cell table:style-name="Table2.A1" office:value-type="string">
            <text:p text:style-name="P5"><text:span text:style-name="T4">GridSearchCV parameter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4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"><text:span text:style-name="T4">Result (if</text:span></text:p>
          </table:table-cell>
          <table:table-cell table:style-name="Table2.A1" office:value-type="string">
            <text:p text:style-name="P4"><text:span text:style-name="T4">XGBoost parameters&lt;br/&gt;&lt;br/&gt;After Fine-tuning:&lt;br/&gt;•</text:span></text:p>
          </table:table-cell>
          <table:table-cell table:style-name="Table2.A1" office:value-type="string">
            <text:p text:style-name="P5"><text:span text:style-name="T4">grid&lt;br/&gt;- Best parameters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3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"><text:span text:style-name="T4">Done)</text:span></text:p>
          </table:table-cell>
          <table:table-cell table:style-name="Table2.A1" office:value-type="string">
            <text:p text:style-name="P4"><text:span text:style-name="T4">Validation Accuracy: 90.1%&lt;br/&gt;• Improvement: +2.7%</text:span></text:p>
          </table:table-cell>
          <table:table-cell table:style-name="Table2.A1" office:value-type="string">
            <text:p text:style-name="P5"><text:span text:style-name="T4">output&lt;br/&gt;- Before vs After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4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4">&lt;br/&gt;&lt;br/&gt;GridSearchCV Results:&lt;br/&gt;• Best Parameters</text:span></text:p>
          </table:table-cell>
          <table:table-cell table:style-name="Table2.A1" office:value-type="string">
            <text:p text:style-name="P5"><text:span text:style-name="T4">comparison chart&lt;br/&gt;-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3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4"><text:span text:style-name="T4">Found:&lt;br/&gt; - n_estimators: 200&lt;br/&gt; - max_depth: 5&lt;br/&gt; -</text:span></text:p>
          </table:table-cell>
          <table:table-cell table:style-name="Table2.A1" office:value-type="string">
            <text:p text:style-name="P5"><text:span text:style-name="T4">Hyperparameter tuning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54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1"/>
          </table:table-cell>
        </table:table-row>
      </table:table>
      <text:p text:style-name="P52"><draw:frame draw:style-name="fr1" draw:name="Image3" text:anchor-type="char" svg:x="0.1772in" svg:y="-10.1764in" svg:width="7.4791in" svg:height="0.0161in" draw:z-index="0"><draw:image xlink:href="Pictures/100000000000059C00000002927DE99F.png" xlink:type="simple" xlink:show="embed" xlink:actuate="onLoad" draw:mime-type="image/png"/></draw:frame><draw:frame draw:style-name="fr1" draw:name="Image4" text:anchor-type="char" svg:x="0.1772in" svg:y="-6.0098in" svg:width="7.4791in" svg:height="0.0161in" draw:z-index="1"><draw:image xlink:href="Pictures/100000000000059C00000002927DE99F.png" xlink:type="simple" xlink:show="embed" xlink:actuate="onLoad" draw:mime-type="image/png"/></draw:frame></text:p>
      <text:section text:style-name="Sect1" text:name="Section1">
        <text:p text:style-name="P6"><text:bookmark text:name="page3"/><text:span text:style-name="T7">S.No.</text:span><text:span text:style-name="T16"><text:tab/></text:span><text:span text:style-name="T11">Parameter</text:span></text:p>
        <text:p text:style-name="P7"><text:span text:style-name="T7">Values</text:span></text:p>
        <text:p text:style-name="P43"/>
        <text:p text:style-name="P29"/>
        <text:p text:style-name="P1"><text:span text:style-name="T4">learning_rate: 0.1&lt;br/&gt; - subsample: 0.9&lt;br/&gt; -</text:span></text:p>
        <text:p text:style-name="P40"/>
        <text:p text:style-name="P1"><text:span text:style-name="T4">colsample_bytree: 0.8&lt;br/&gt;&lt;br/&gt;Optimization Process:</text:span></text:p>
        <text:p text:style-name="P41"/>
        <text:p text:style-name="P1"><text:span text:style-name="T1">&lt;br/&gt;• Search Space: 81 parameter combinations&lt;br/&gt;• CV</text:span></text:p>
        <text:p text:style-name="P30"/>
        <text:p text:style-name="P1"><text:span text:style-name="T4">Strategy: 5-fold cross-validation&lt;br/&gt;• Scoring Metric: F1-</text:span></text:p>
        <text:p text:style-name="P42"/>
        <text:p text:style-name="P1"><text:span text:style-name="T4">score&lt;br/&gt;• Total Training Time: ~15 minutes&lt;br/&gt;</text:span></text:p>
        <text:p text:style-name="P11">→</text:p>
        <text:p text:style-name="P60"><text:span text:style-name="T4">&lt;br/&gt;Performance Improvement:&lt;br/&gt;• Precision: 86.2%</text:span></text:p>
        <text:p text:style-name="P13">→</text:p>
        <text:p text:style-name="P61"><text:span text:style-name="T4">89.0% (+2.8%)&lt;br/&gt;• Recall: 87.9%</text:span><text:span text:style-name="T16"><text:tab/></text:span><text:span text:style-name="T12">90.7% (+2.8%)&lt;br/&gt;•</text:span></text:p>
        <text:p text:style-name="P12">→</text:p>
        <text:p text:style-name="P62"><text:span text:style-name="T4">F1-Score: 87.0%</text:span><text:span text:style-name="T16"><text:tab/></text:span><text:span text:style-name="T1">89.8% (+2.8%)&lt;br/&gt;&lt;br/&gt;Model</text:span></text:p>
        <text:p text:style-name="P31"/>
        <text:p text:style-name="P63"><text:span text:style-name="T4">Stability:&lt;br/&gt;• Reduced overfitting&lt;br/&gt;• Better generalization&lt;br/&gt;• Consistent performance across validation sets</text:span></text:p>
        <text:p text:style-name="P7"><text:span text:style-name="T7">Screenshot</text:span></text:p>
        <text:p text:style-name="P44"/>
        <text:p text:style-name="P64"><text:span text:style-name="T1">process&lt;br/&gt;- Learning curves showing improvement&lt;br/&gt;-Validation loss curves]</text:span></text:p>
      </text:section>
      <text:section text:style-name="Sect2" text:name="Section2">
        <text:p text:style-name="P28"/>
        <text:p text:style-name="P32"/>
        <text:p text:style-name="P1"><text:span text:style-name="T13">Additional Model Performance Details:</text:span></text:p>
        <text:p text:style-name="P53"/>
        <text:p text:style-name="P1"><text:span text:style-name="T14">Model Interpretability:</text:span></text:p>
        <text:p text:style-name="P54"><draw:frame draw:style-name="fr1" draw:name="Image6" text:anchor-type="char" svg:x="0.1146in" svg:y="0.0835in" svg:width="0.052in" svg:height="0.052in" draw:z-index="2"><draw:image xlink:href="Pictures/100000000000000A0000000A92BC6A1B.png" xlink:type="simple" xlink:show="embed" xlink:actuate="onLoad" draw:mime-type="image/png"/></draw:frame></text:p>
        <text:p text:style-name="P33"/>
        <text:p text:style-name="P8"><text:span text:style-name="T3">Feature Importance Ranking:</text:span></text:p>
        <text:p text:style-name="P23"/>
        <text:p text:style-name="P10"><text:span text:style-name="T3">1. Bilirubin levels (0.28)</text:span></text:p>
        <text:p text:style-name="P24"/>
        <text:p text:style-name="P10"><text:span text:style-name="T3">2. Albumin levels (0.22)</text:span></text:p>
        <text:p text:style-name="P24"/>
        <text:p text:style-name="P10"><text:span text:style-name="T3">3. Age (0.18)</text:span></text:p>
        <text:p text:style-name="P25"/>
        <text:p text:style-name="P10"><text:span text:style-name="T3">4. Hemoglobin (0.15)</text:span></text:p>
        <text:p text:style-name="P24"/>
        <text:p text:style-name="P10"><text:span text:style-name="T3">5. Liver enzymes (0.12)</text:span></text:p>
        <text:p text:style-name="P25"/>
        <text:p text:style-name="P10"><text:span text:style-name="T3">6. Prothrombin time (0.05)</text:span></text:p>
        <text:p text:style-name="P20"/>
        <text:p text:style-name="P34"/>
        <text:p text:style-name="P1"><text:span text:style-name="T14">Clinical Validation Metrics:</text:span></text:p>
        <text:p text:style-name="P54"><draw:frame draw:style-name="fr1" draw:name="Image7" text:anchor-type="char" svg:x="0.1146in" svg:y="0.0835in" svg:width="0.052in" svg:height="0.052in" draw:z-index="3"><draw:image xlink:href="Pictures/100000000000000A0000000A92BC6A1B.png" xlink:type="simple" xlink:show="embed" xlink:actuate="onLoad" draw:mime-type="image/png"/></draw:frame></text:p>
        <text:p text:style-name="P33"/>
        <text:p text:style-name="P8"><text:span text:style-name="T3">Sensitivity (True Positive Rate): 90.7%</text:span></text:p>
        <text:p text:style-name="P17"><draw:frame draw:style-name="fr1" draw:name="Image8" text:anchor-type="char" svg:x="0.1146in" svg:y="0.0937in" svg:width="0.052in" svg:height="0.052in" draw:z-index="4"><draw:image xlink:href="Pictures/100000000000000A0000000A92BC6A1B.png" xlink:type="simple" xlink:show="embed" xlink:actuate="onLoad" draw:mime-type="image/png"/></draw:frame></text:p>
        <text:p text:style-name="P35"/>
        <text:p text:style-name="P8"><text:span text:style-name="T3">Specificity (True Negative Rate): 88.5%</text:span></text:p>
        <text:p text:style-name="P17"><draw:frame draw:style-name="fr1" draw:name="Image9" text:anchor-type="char" svg:x="0.1146in" svg:y="0.0835in" svg:width="0.052in" svg:height="0.052in" draw:z-index="5"><draw:image xlink:href="Pictures/100000000000000A0000000A92BC6A1B.png" xlink:type="simple" xlink:show="embed" xlink:actuate="onLoad" draw:mime-type="image/png"/></draw:frame></text:p>
        <text:p text:style-name="P33"/>
        <text:p text:style-name="P8"><text:span text:style-name="T3">Positive Predictive Value: 89.0%</text:span></text:p>
        <text:p text:style-name="P17"><draw:frame draw:style-name="fr1" draw:name="Image10" text:anchor-type="char" svg:x="0.1146in" svg:y="0.0835in" svg:width="0.052in" svg:height="0.052in" draw:z-index="6"><draw:image xlink:href="Pictures/100000000000000A0000000A92BC6A1B.png" xlink:type="simple" xlink:show="embed" xlink:actuate="onLoad" draw:mime-type="image/png"/></draw:frame></text:p>
        <text:p text:style-name="P33"/>
        <text:p text:style-name="P8"><text:span text:style-name="T3">Negative Predictive Value: 90.2%</text:span></text:p>
        <text:p text:style-name="P17"><draw:frame draw:style-name="fr1" draw:name="Image11" text:anchor-type="char" svg:x="0.1146in" svg:y="0.0937in" svg:width="0.052in" svg:height="0.052in" draw:z-index="7"><draw:image xlink:href="Pictures/100000000000000A0000000A92BC6A1B.png" xlink:type="simple" xlink:show="embed" xlink:actuate="onLoad" draw:mime-type="image/png"/></draw:frame></text:p>
        <text:p text:style-name="P36"/>
        <text:p text:style-name="P8"><text:span text:style-name="T15">AUC-ROC Score: 0.94 (Excellent discrimination)</text:span></text:p>
        <text:p text:style-name="P55"/>
        <text:p text:style-name="P37"/>
        <text:p text:style-name="P1"><text:span text:style-name="T14">Model Deployment Readiness:</text:span></text:p>
        <text:p text:style-name="P54"><draw:frame draw:style-name="fr1" draw:name="Image12" text:anchor-type="char" svg:x="0.1146in" svg:y="0.0835in" svg:width="0.052in" svg:height="0.052in" draw:z-index="8"><draw:image xlink:href="Pictures/100000000000000A0000000A92BC6A1B.png" xlink:type="simple" xlink:show="embed" xlink:actuate="onLoad" draw:mime-type="image/png"/></draw:frame></text:p>
      </text:section>
      <text:section text:style-name="Sect3" text:name="Section3">
        <text:p text:style-name="P38"/>
        <text:p text:style-name="P8"><text:span text:style-name="T3">Inference Time: 0.8 seconds per prediction</text:span></text:p>
        <text:p text:style-name="P17"><draw:frame draw:style-name="fr1" draw:name="Image13" text:anchor-type="char" svg:x="0.1146in" svg:y="0.0937in" svg:width="0.052in" svg:height="0.052in" draw:z-index="9"><draw:image xlink:href="Pictures/100000000000000A0000000A92BC6A1B.png" xlink:type="simple" xlink:show="embed" xlink:actuate="onLoad" draw:mime-type="image/png"/></draw:frame></text:p>
        <text:p text:style-name="P36"/>
        <text:p text:style-name="P8"><text:span text:style-name="T15">Model Size: 2.3 MB (suitable for web deployment)</text:span></text:p>
        <text:p text:style-name="P56"><draw:frame draw:style-name="fr1" draw:name="Image14" text:anchor-type="char" svg:x="0.1146in" svg:y="0.0835in" svg:width="0.052in" svg:height="0.052in" draw:z-index="10"><draw:image xlink:href="Pictures/100000000000000A0000000A92BC6A1B.png" xlink:type="simple" xlink:show="embed" xlink:actuate="onLoad" draw:mime-type="image/png"/></draw:frame></text:p>
        <text:p text:style-name="P33"/>
        <text:p text:style-name="P8"><text:span text:style-name="T3">Memory Usage: ~150 MB during operation</text:span></text:p>
      </text:section>
      <text:p text:style-name="P9"><text:bookmark-start text:name="page4"/><draw:frame draw:style-name="fr2" draw:name="Image15" text:anchor-type="char" svg:x="0.6146in" svg:y="0.3752in" svg:width="0.052in" svg:height="0.052in" draw:z-index="11"><draw:image xlink:href="Pictures/100000000000000A0000000A92BC6A1B.png" xlink:type="simple" xlink:show="embed" xlink:actuate="onLoad" draw:mime-type="image/png"/></draw:frame><text:bookmark-end text:name="page4"/><text:span text:style-name="T3">Scalability: Tested with up to 50 concurrent predictions</text:span></text:p>
      <text:p text:style-name="P20"/>
      <text:p text:style-name="P34"/>
      <text:p text:style-name="P1"><text:span text:style-name="T14">Quality Assurance:</text:span></text:p>
      <text:p text:style-name="P54"><draw:frame draw:style-name="fr1" draw:name="Image16" text:anchor-type="char" svg:x="0.1146in" svg:y="0.0835in" svg:width="0.052in" svg:height="0.052in" draw:z-index="12"><draw:image xlink:href="Pictures/100000000000000A0000000A92BC6A1B.png" xlink:type="simple" xlink:show="embed" xlink:actuate="onLoad" draw:mime-type="image/png"/></draw:frame></text:p>
      <text:p text:style-name="P39"/>
      <text:p text:style-name="P8"><text:span text:style-name="T15">Bias Testing: Evaluated across different age groups and gender</text:span></text:p>
      <text:p text:style-name="P56"><draw:frame draw:style-name="fr1" draw:name="Image17" text:anchor-type="char" svg:x="0.1146in" svg:y="0.0835in" svg:width="0.052in" svg:height="0.052in" draw:z-index="13"><draw:image xlink:href="Pictures/100000000000000A0000000A92BC6A1B.png" xlink:type="simple" xlink:show="embed" xlink:actuate="onLoad" draw:mime-type="image/png"/></draw:frame></text:p>
      <text:p text:style-name="P33"/>
      <text:p text:style-name="P8"><text:span text:style-name="T3">Robustness Testing: Tested with noisy and missing data</text:span></text:p>
      <text:p text:style-name="P17"><draw:frame draw:style-name="fr1" draw:name="Image18" text:anchor-type="char" svg:x="0.1146in" svg:y="0.0937in" svg:width="0.052in" svg:height="0.052in" draw:z-index="14"><draw:image xlink:href="Pictures/100000000000000A0000000A92BC6A1B.png" xlink:type="simple" xlink:show="embed" xlink:actuate="onLoad" draw:mime-type="image/png"/></draw:frame></text:p>
      <text:p text:style-name="P35"/>
      <text:p text:style-name="P8"><text:span text:style-name="T3">Stability Testing: Consistent performance over multiple runs</text:span></text:p>
      <text:p text:style-name="P17"><draw:frame draw:style-name="fr1" draw:name="Image19" text:anchor-type="char" svg:x="0.1146in" svg:y="0.0835in" svg:width="0.052in" svg:height="0.052in" draw:z-index="15"><draw:image xlink:href="Pictures/100000000000000A0000000A92BC6A1B.png" xlink:type="simple" xlink:show="embed" xlink:actuate="onLoad" draw:mime-type="image/png"/></draw:frame></text:p>
      <text:p text:style-name="P39"/>
      <text:p text:style-name="P8"><text:span text:style-name="T15">Edge Case Handling: Proper handling of extreme clinical valu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811in" fo:margin-bottom="1in" fo:margin-left="0.5in" fo:margin-right="0.513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602in" fo:margin-bottom="0in" fo:margin-left="0.3335in" fo:margin-right="0.333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4362in" fo:margin-bottom="0in" fo:margin-left="0.5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4335in" fo:margin-bottom="1in" fo:margin-left="0.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17:31:58.911513228</dc:date>
    <meta:editing-duration>PT28S</meta:editing-duration>
    <meta:editing-cycles>1</meta:editing-cycles>
    <meta:document-statistic meta:table-count="2" meta:image-count="16" meta:object-count="0" meta:page-count="4" meta:paragraph-count="128" meta:word-count="481" meta:character-count="4258" meta:non-whitespace-character-count="3905"/>
    <meta:generator>LibreOffice/24.2.5.2$Linux_X86_64 LibreOffice_project/420$Build-2</meta:generator>
  </office:meta>
</office:document-meta>
</file>